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fo:text-align="center" style:justify-single-word="false"/>
    </style:style>
    <style:style style:name="P3" style:family="paragraph" style:parent-style-name="heading_5f_general">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7">
      <style:paragraph-properties fo:margin-left="0.5102in" fo:margin-right="0in" fo:text-indent="-0.25in" style:auto-text-indent="false"/>
    </style:style>
    <style:style style:name="T1"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e8eef7" BungeniSectionType="MastHead" __BungeniMetaEditable="false" style:editable="false">
        <style:columns fo:column-count="1" fo:column-gap="0in"/>
        <style:background-image/>
      </style:section-properties>
    </style:style>
    <style:style style:name="Sect3" style:family="section">
      <style:section-properties BungeniSectionType="Preamble" style:editable="false">
        <style:columns fo:column-count="1" fo:column-gap="0in"/>
      </style:section-properties>
    </style:style>
    <style:style style:name="Sect4" style:family="section">
      <style:section-properties fo:background-color="#ffffa1" fo:margin-left="0.3in" fo:margin-right="0in" BungeniSectionType="Part" __BungeniMetaEditable="false" style:editable="false">
        <style:columns fo:column-count="1" fo:column-gap="0in"/>
        <style:background-image/>
      </style:section-properties>
    </style:style>
    <style:style style:name="Sect5" style:family="section">
      <style:section-properties fo:background-color="#ffffa1" BungeniSectionType="NumberedContainer" __BungeniMetaEditable="false" BungeniSectionUUID="99ed6c91-e01d-11dd-bc10-01a277088790" BungeniSectionVisibility="system" BungeniAppliedNumber="A -" BungeniAppliedTrueNumber="1" BungeniNumberingScheme="ALPHABETICAL" BungeniParentPrefix="" style:editable="false">
        <style:columns fo:column-count="1" fo:column-gap="0in"/>
        <style:background-image/>
      </style:section-properties>
    </style:style>
    <style:style style:name="Sect6" style:family="section">
      <style:section-properties fo:background-color="#e8ee88" fo:margin-left="0.4in" fo:margin-right="0in" BungeniSectionType="Chapter" __BungeniMetaEditable="false" style:editable="false">
        <style:columns fo:column-count="1" fo:column-gap="0in"/>
        <style:background-image/>
      </style:section-properties>
    </style:style>
    <style:style style:name="Sect7" style:family="section">
      <style:section-properties BungeniSectionType="NumberedContainer" __BungeniMetaEditable="false" BungeniSectionUUID="a1cef0f2-e01d-11dd-bc10-01a277088790" BungeniSectionVisibility="system" BungeniAppliedNumber="I" BungeniAppliedTrueNumber="1" BungeniNumberingScheme="ROMAN-Upper" BungeniParentPrefix="" style:editable="false">
        <style:columns fo:column-count="1" fo:column-gap="0in"/>
      </style:section-properties>
    </style:style>
    <style:style style:name="Sect8" style:family="section">
      <style:section-properties BungeniSectionType="NumberedContainer" __BungeniMetaEditable="false" BungeniSectionUUID="ad7349b3-e01d-11dd-bc10-01a277088790" BungeniSectionVisibility="system" BungeniAppliedNumber="II" BungeniAppliedTrueNumber="2" BungeniNumberingScheme="ROMAN-Upper" BungeniParentPrefix="" style:editable="false">
        <style:columns fo:column-count="1" fo:column-gap="0in"/>
      </style:section-properties>
    </style:style>
    <style:style style:name="Sect9" style:family="section">
      <style:section-properties fo:background-color="#ffaa00" fo:margin-left="0.5in" fo:margin-right="0in" BungeniSectionType="SubChapter" __BungeniMetaEditable="false" style:editable="false">
        <style:columns fo:column-count="1" fo:column-gap="0in"/>
        <style:background-image/>
      </style:section-properties>
    </style:style>
    <style:style style:name="Sect10" style:family="section">
      <style:section-properties fo:background-color="#ffaa00" BungeniSectionType="NumberedContainer" __BungeniMetaEditable="false" BungeniSectionUUID="e99f88d2-e01e-11dd-88fd-030925606c6d" BungeniSectionVisibility="system" BungeniAppliedNumber="I." BungeniAppliedTrueNumber="1" BungeniNumberingScheme="ROMAN-Upper" BungeniParentPrefix="" style:editable="false">
        <style:columns fo:column-count="1" fo:column-gap="0in"/>
        <style:background-image/>
      </style:section-properties>
    </style:style>
    <style:style style:name="Sect11" style:family="section">
      <style:section-properties fo:background-color="#ffaa00" BungeniSectionType="NumberedContainer" __BungeniMetaEditable="false" BungeniSectionUUID="f6359493-e01e-11dd-88fd-030925606c6d" BungeniSectionVisibility="system" BungeniAppliedNumber="II." BungeniAppliedTrueNumber="2" BungeniNumberingScheme="ROMAN-Upper" BungeniParentPrefix="" style:editable="false">
        <style:columns fo:column-count="1" fo:column-gap="0in"/>
        <style:background-image/>
      </style:section-properties>
    </style:style>
    <style:style style:name="Sect12" style:family="section">
      <style:section-properties fo:background-color="#ffaa00" BungeniSectionType="NumberedContainer" __BungeniMetaEditable="false" BungeniSectionUUID="fb22df34-e01e-11dd-88fd-030925606c6d" BungeniSectionVisibility="system" BungeniAppliedNumber="III." BungeniAppliedTrueNumber="3" BungeniNumberingScheme="ROMAN-Upper" BungeniParentPrefix="" style:editable="false">
        <style:columns fo:column-count="1" fo:column-gap="0in"/>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P3">THE KENYA INFORMATION AND COMMUNICATIONS BILL 2006</text:p>
          <text:p text:style-name="P2"><text:reference-mark-start text:name="mBungeniBillNo"/>No.8 of 2006<text:reference-mark-end text:name="mBungeniBillNo"/></text:p>
          <text:p text:style-name="P2">Date of Assent: <text:reference-mark-start text:name="mBungeniDateOfAssent"/>10<text:span text:style-name="T1">th</text:span> December 2006<text:reference-mark-end text:name="mBungeniDateOfAssent"/></text:p>
          <text:p text:style-name="P2">Date of Commencement: <text:reference-mark-start text:name="mBungeniDateOfCommencement"/>19<text:span text:style-name="T1">th</text:span> December 2006<text:reference-mark-end text:name="mBungeniDateOfCommencement"/></text:p>
        </text:section>
        <text:p text:style-name="P2"/>
        <text:p text:style-name="Standard"/>
        <text:section text:style-name="Sect3" text:name="preamble">
          <text:p text:style-name="Standard">AN ACT of Parliament to promote and develop in an orderly manner the carriage and content of communications (including broadcasting, multimedia, telecommunications and postal), for the establishment of a commission to regulate all forms of communications, for the establishment of an appeals tribunal and for connected purposes.</text:p>
          <text:p text:style-name="Standard"/>
          <text:p text:style-name="Standard">WHEREAS it is considered necessary </text:p>
          <text:p text:style-name="Standard"/>
          <text:list xml:id="list1031198132" text:style-name="L1">
            <text:list-item>
              <text:p text:style-name="P4">to facilitate development of a national infrastructure for an <text:s/>information based society, and to enable access thereto;</text:p>
              <text:p text:style-name="P4"/>
            </text:list-item>
            <text:list-item>
              <text:p text:style-name="P4">to provide a choice of services to the people of Kenya with a view to promoting plurality of news, views and information;</text:p>
              <text:p text:style-name="P4"/>
            </text:list-item>
            <text:list-item>
              <text:p text:style-name="P4">to establish a regulatory framework for carriage and content of communications in scenario of convergence of telecommunications, broadcasting, data-communication, multimedia and other related technologies and services; and</text:p>
              <text:p text:style-name="P4"/>
            </text:list-item>
            <text:list-item>
              <text:p text:style-name="P4">to provide for the powers, procedures and functions of a single <text:s/>regulatory and licensing body <text:s/>and of the Appeals <text:s/>Tribunal for the ICT sector</text:p>
              <text:p text:style-name="P4"/>
            </text:list-item>
          </text:list>
          <text:p text:style-name="Standard">ENACTED by the Parliament of Kenya as follows:</text:p>
          <text:p text:style-name="Standard"/>
        </text:section>
        <text:p text:style-name="Standard"/>
        <text:p text:style-name="Standard"/>
        <text:p text:style-name="Standard"/>
        <text:p text:style-name="Standard"><text:s/></text:p>
        <text:p text:style-name="Standard"/>
        <text:section text:style-name="Sect4" text:name="part1">
          <text:section text:style-name="Sect5" text:name="num_99ed6c91-e01d-11dd-bc10-01a277088790">
            <text:p text:style-name="heading_5f_part">&lt;<text:reference-mark-start text:name="nrf_99ed6c91-e01d-11dd-bc10-01a277088790"/>A -<text:reference-mark-end text:name="nrf_99ed6c91-e01d-11dd-bc10-01a277088790"/>&gt; ~<text:reference-mark-start text:name="hdrf_99ed6c91-e01d-11dd-bc10-01a277088790"/>PART - PRELIMINARY<text:reference-mark-end text:name="hdrf_99ed6c91-e01d-11dd-bc10-01a277088790"/>~</text:p>
          </text:section>
          <text:p text:style-name="Standard"/>
          <text:section text:style-name="Sect6" text:name="chapter1">
            <text:section text:style-name="Sect7" text:name="num_a1cef0f2-e01d-11dd-bc10-01a277088790" text:protected="true">
              <text:p text:style-name="heading_5f_chapter">&lt;<text:reference-mark-start text:name="nrf_a1cef0f2-e01d-11dd-bc10-01a277088790"/>I<text:reference-mark-end text:name="nrf_a1cef0f2-e01d-11dd-bc10-01a277088790"/>&gt; ~<text:reference-mark-start text:name="hdrf_a1cef0f2-e01d-11dd-bc10-01a277088790"/> Short title and commencement<text:reference-mark-end text:name="hdrf_a1cef0f2-e01d-11dd-bc10-01a277088790"/>~</text:p>
            </text:section>
            <text:p text:style-name="Standard"/>
            <text:p text:style-name="Standard">This Act may be cited as the Kenya Information and Communications Act, 2006 and shall come into operation on such date as the Minister may, by notice in the Gazette, appoint and different dates may be appointed for different provisions.<text:tab/></text:p>
          </text:section>
          <text:p text:style-name="Standard"/>
          <text:section text:style-name="Sect6" text:name="chapter2">
            <text:section text:style-name="Sect8" text:name="num_ad7349b3-e01d-11dd-bc10-01a277088790" text:protected="true">
              <text:p text:style-name="heading_5f_chapter">&lt;<text:reference-mark-start text:name="nrf_ad7349b3-e01d-11dd-bc10-01a277088790"/>II<text:reference-mark-end text:name="nrf_ad7349b3-e01d-11dd-bc10-01a277088790"/>&gt; ~<text:reference-mark-start text:name="hdrf_ad7349b3-e01d-11dd-bc10-01a277088790"/>Interpretation<text:reference-mark-end text:name="hdrf_ad7349b3-e01d-11dd-bc10-01a277088790"/>~</text:p>
            </text:section>
            <text:p text:style-name="Standard"/>
            <text:p text:style-name="Standard"/>
            <text:section text:style-name="Sect9" text:name="subchapter1">
              <text:section text:style-name="Sect10" text:name="num_e99f88d2-e01e-11dd-88fd-030925606c6d">
                <text:p text:style-name="heading_5f_subchapter"><text:soft-page-break/>&lt;<text:reference-mark-start text:name="nrf_e99f88d2-e01e-11dd-88fd-030925606c6d"/>I.<text:reference-mark-end text:name="nrf_e99f88d2-e01e-11dd-88fd-030925606c6d"/>&gt; </text:p>
              </text:section>
              <text:p text:style-name="Standard">In this Act unless, the context otherwise requires</text:p>
              <text:p text:style-name="Standard"/>
              <text:p text:style-name="Standard">"Board" means the Board of Directors constituted under section 8;</text:p>
              <text:p text:style-name="Standard"/>
              <text:p text:style-name="Standard">"broadcaster" means any legal or natural person who composes or packages or distributes television or radio programme <text:s/>services for reception by the public or sections of the public or subscribers to such a service irrespective of technology used;</text:p>
              <text:p text:style-name="Standard"/>
              <text:p text:style-name="Standard">"broadcasting" means unidirectional conveyance of sounds or television programmes, <text:s/>whether encrypted or not by radio or other means of telecommunications for reception by the public;</text:p>
              <text:p text:style-name="Standard"/>
              <text:p text:style-name="Standard">"broadcasting signal distribution " means the process whereby the output signal of a broadcasting service is taken from the <text:s/>point of origin, being the point where such signal is made available in its final content format, from where it is conveyed to any <text:s/>broadcast target area by means of a telecommunication process and includes multi-channel distribution;</text:p>
              <text:p text:style-name="Standard"/>
              <text:p text:style-name="Standard"/>
              <text:p text:style-name="Standard">"broadcasting service" means any service, which consists of the broadcasting of television or sound broadcasting programs to the public, sections of the public or subscribers to such a service;</text:p>
              <text:p text:style-name="Standard"/>
              <text:p text:style-name="Standard">"Certificate" means a record which is issued by a Certification Service Provider for the purpose of supporting a digital signature which purports to confirm the identity or other significant characteristics of the person who holds a particular key pair; identifies the certification Service Provider issuing it; names or identifies the person to whom it is issued; contains the public key of the person to whom it is issued; and is signed by a responsible officer of the Certification Service Provider issuing it.</text:p>
              <text:p text:style-name="Standard"/>
              <text:p text:style-name="Standard">"Certification Service Provider" means a person who has been granted a licence to issue a Digital Signature Certificate.</text:p>
              <text:p text:style-name="Standard"/>
              <text:p text:style-name="Standard">"Commercial broadcaster' means a person licensed by the Commission under this Act to provide commercial broadcast services;</text:p>
              <text:p text:style-name="Standard"/>
              <text:p text:style-name="Standard">"Commission" means the Communications Commission of Kenya established under section 3;</text:p>
              <text:p text:style-name="Standard"/>
              <text:p text:style-name="Standard">"community" includes a geographically founded community or any group of persons or sector of the public having a specific, <text:s/>ascertainable common interest;</text:p>
              <text:p text:style-name="Standard"/>
              <text:p text:style-name="Standard">"community broadcasting service" means a broadcasting service which-</text:p>
              <text:p text:style-name="Standard"/>
              <text:list xml:id="list1915761842" text:style-name="L2">
                <text:list-item>
                  <text:p text:style-name="P5">is fully controlled by a non-profit entity and carried on for non-profitable purposes;</text:p>
                  <text:p text:style-name="P5"/>
                </text:list-item>
                <text:list-item>
                  <text:p text:style-name="P5">serves a particular community;</text:p>
                  <text:p text:style-name="P5"/>
                </text:list-item>
                <text:list-item>
                  <text:p text:style-name="P5">encourages members of the community served by it or persons associated with or promoting the interests of such <text:s/>community to participate in the selection and provision of programmes to be broadcast in the course of such <text:s/>broadcasting service; and</text:p>
                  <text:p text:style-name="P5"><text:soft-page-break/></text:p>
                </text:list-item>
                <text:list-item>
                  <text:p text:style-name="P5">may be funded by donations, grants, sponsorships or membership fees, or by any combination of the aforementioned;</text:p>
                </text:list-item>
              </text:list>
              <text:p text:style-name="Standard"/>
              <text:p text:style-name="Standard">"Computer System" means a device or collection of devices including input and output devices but excluding calculators which are not programmable and capable of being used in conjunction with external files which contain computer programmes, electronic instructions and data that perform logic, arithmetic, data storage, data retrieval, communication control and other functions;</text:p>
              <text:p text:style-name="Standard"/>
              <text:p text:style-name="Standard">"Computer" means any electronic, magnetic, optical or other high-speed data processing device or system which performs logical, arithmetic and memory <text:s/>functions by manipulations of electronic, magnetic or optical impulses, and includes all input, output, processing, storage, software and communication facilities which are connected or related as a system or network;</text:p>
              <text:p text:style-name="Standard"/>
              <text:p text:style-name="Standard">'courier services' means any specialised service for the collection, despatch, conveyance, handling and delivery of postal articles;</text:p>
              <text:p text:style-name="Standard"/>
              <text:p text:style-name="Standard">"Digital Signature Certificate" means trusted electronic credentials that enable access control, secure messaging, and transaction security. Digital Certificates are issued by a trusted third party generally referred to as a Certification Service Provider;</text:p>
              <text:p text:style-name="Standard"/>
              <text:p text:style-name="Standard">"direct to home" means a broadcast via satellite directly to the subscribers;</text:p>
              <text:p text:style-name="Standard"/>
              <text:p text:style-name="Standard">"Director-General" means the Director General of the Commission appointed under section 13;</text:p>
              <text:p text:style-name="Standard"/>
              <text:p text:style-name="Standard">"e-Government services" means public service provided electronically by a Ministry or Government Department, local authority, or body established by or under any law or controlled or funded by the Government;</text:p>
              <text:p text:style-name="Standard"/>
              <text:p text:style-name="Standard">"electronic form", with reference to information, means any information generated, sent, received or stored in magnetic, optical, computer memory, microfilm or similar device;</text:p>
              <text:p text:style-name="Standard"/>
              <text:p text:style-name="Standard">"electronic gazette" means the Government Gazette published in electronic form;</text:p>
              <text:p text:style-name="Standard"/>
              <text:p text:style-name="Standard">"electronic record" means a record generated in digital form by an information system, which can be <text:s/>transmitted within an information system or from one information system to another; and stored in an information system or other medium;</text:p>
              <text:p text:style-name="Standard"/>
              <text:p text:style-name="Standard"/>
              <text:p text:style-name="Standard"/>
              <text:p text:style-name="Standard">"electronic signature" means data in electronic form affixed to or logically associated with other electronic data which may be used to identify the signatory in relation to the data message and to indicate the signatory's approval of the information contained in the data message;</text:p>
              <text:p text:style-name="Standard"/>
              <text:p text:style-name="Standard">"encryption" means a method transforming signals in a systematic way so that the signal would be unintelligible without a suitable receiving apparatus;</text:p>
              <text:p text:style-name="Standard"/>
              <text:p text:style-name="Standard">"equipment" includes any appliance, apparatus or accessory used or intended to be used for Communication services;</text:p>
              <text:p text:style-name="Standard"><text:soft-page-break/></text:p>
              <text:p text:style-name="Standard">"financial year" means a financial year within the meaning of section 20;</text:p>
              <text:p text:style-name="Standard">"franking machine" means a machine for the purpose of making impressions on postal articles to denote pre payment of postage and includes any meter or meters and any franking or date-stamping die incidental thereto;</text:p>
              <text:p text:style-name="Standard"/>
              <text:p text:style-name="Standard">"free-to-air service" means a service which is broadcast without encryption and capable of being received by conventional broadcasting receiving apparatus;</text:p>
              <text:p text:style-name="Standard">"installation or plant used for posts" includes all buildings, lands, structures, machinery, equipment, boxes and receptacles used or intended for use in connection with the transmission of postal articles by post;</text:p>
              <text:p text:style-name="Standard"/>
              <text:p text:style-name="Standard">"Fund" means the Universal Service Fund established by section 132 of this Act;</text:p>
              <text:p text:style-name="Standard"/>
              <text:p text:style-name="Standard"/>
              <text:p text:style-name="Standard">"Kenyan programme" means sounds or vision or a combination of both whose content comply with the classification of local content as may be required by the Commission from time to time;</text:p>
              <text:p text:style-name="Standard"/>
              <text:p text:style-name="Standard">"letter" means any written or printed communication conveying from one person to another particular information upon matters personal to such persons or information upon which it is intended that the recipient should reply, act or refrain from acting, but does not include any written or printed communication which is a newspaper or a periodical -accompanied by any other communication;</text:p>
              <text:p text:style-name="Standard"/>
              <text:p text:style-name="Standard">"licence" means any licence issued under this Act;</text:p>
              <text:p text:style-name="Standard"/>
              <text:p text:style-name="Standard">"mail bag" means any bag, container, envelope or covering in which postal articles are conveyed;</text:p>
              <text:p text:style-name="Standard"/>
              <text:p text:style-name="Standard">"Minister" means the Minister for the time being responsible for Information and communications;</text:p>
              <text:p text:style-name="Standard"/>
              <text:p text:style-name="Standard">"multi-channel distributions' means a service which conveys more than one broadcast channel at the same time by means of radio waves or any other form of telecommunications;</text:p>
              <text:p text:style-name="Standard"/>
              <text:p text:style-name="Standard">"parcel" means a postal article which is posted at the office of a licensee as a parcel or is received at another office.</text:p>
              <text:p text:style-name="Standard"/>
              <text:p text:style-name="Standard">Provided that the said parcel is not smaller than the minimum size or heavier than the maximum weight prescribed;</text:p>
              <text:p text:style-name="Standard"/>
              <text:p text:style-name="Standard">"possession", "be in possession of' and "have in possession" have the meanings assigned to such expressions in section 4 of the Penal Code;</text:p>
              <text:p text:style-name="Standard"/>
              <text:p text:style-name="Standard">"post office" means any building, house, room, receptacle, vessel, vehicle or place where postal articles are received, delivered, sorted, made up or despatched;</text:p>
              <text:p text:style-name="Standard"/>
              <text:p text:style-name="Standard">"post" (i)<text:tab/>when used with reference to telecommunication includes any pole, standard, stay, strut or other above-ground contrivance for installing, carrying, supporting or suspending a <text:soft-page-break/>telecommunication line; and</text:p>
              <text:p text:style-name="Standard"/>
              <text:p text:style-name="Standard">(ii) when used with reference to the transmission of postal articles by post, means any system for the collection, despatch, conveyance, handling and delivery of postal articles;</text:p>
              <text:p text:style-name="Standard"/>
              <text:p text:style-name="Standard">"postage stamp" means any label or stamp for denoting any postage or other sum payable in respect of a postal article, and includes an adhesive postage stamp or a stamp printed, impressed or otherwise indicated on a postal article, whether issued by the Government of Kenya or any other country;</text:p>
              <text:p text:style-name="Standard"/>
              <text:p text:style-name="Standard">"postage" means the fee chargeable for the transmission by post of postal articles;</text:p>
              <text:p text:style-name="Standard"/>
              <text:p text:style-name="Standard">"postal article" means any article or thing transmissible by post, including but not limited to letters, aerogrammes, postcards and parcels but does include such article or thing as the Commission determines not to be transmissible by post.</text:p>
              <text:p text:style-name="Standard"/>
              <text:p text:style-name="Standard">"postal service" means any service by post;</text:p>
              <text:p text:style-name="Standard"/>
              <text:p text:style-name="Standard">"postcard" means a card recognised as a postcard in accordance with the terms of the Convention regulating the affairs of the Universal Postal Union;</text:p>
              <text:p text:style-name="Standard"/>
              <text:p text:style-name="Standard">"posting box" includes any pillar box, wall box, any other box or receptacle provided by or under the authority of the public postal licensee for the purpose of receiving postal articles for transmission by or under the authority of the public postal licensee;</text:p>
              <text:p text:style-name="Standard"/>
              <text:p text:style-name="Standard">"private letter box/bag" means any receptacle whether identified by a distinctive number or not rented to a person for the receipt of postal articles and capable of being used whether the person or company renting it has his business premises open or not.</text:p>
              <text:p text:style-name="Standard"/>
              <text:p text:style-name="Standard">"programme" means sound, vision or a combination of both, intended to inform, educate or entertain, but does not include text or data;</text:p>
              <text:p text:style-name="Standard"/>
              <text:p text:style-name="Standard">"public broadcaster" means the Kenya Broadcasting Corporation established by the Kenya Broadcasting Corporation Act Cap. 221;</text:p>
              <text:p text:style-name="Standard"/>
              <text:p text:style-name="Standard">"public broadcasting services": means broadcasting services of the public broadcaster;</text:p>
              <text:p text:style-name="Standard"/>
              <text:p text:style-name="Standard">"public postal licensee's installation or plant" means any installation or plant used for postal purposes belonging to or used by the public postal licensee;</text:p>
              <text:p text:style-name="Standard"/>
              <text:p text:style-name="Standard">"public postal licensee" means the Postal Corporation of Kenya established under the Postal Corporation of Kenya Act, 1998;</text:p>
              <text:p text:style-name="Standard"/>
              <text:p text:style-name="Standard">"radio-communication apparatus" means any apparatus capable of being used or adapted for radio communication and where the context so requires, includes a radio communication station;</text:p>
              <text:p text:style-name="Standard"/>
              <text:p text:style-name="Standard">"radio-communication station" means any telecommunication station capable of being used or being adapted for radio-communication;</text:p>
              <text:p text:style-name="Standard"/>
              <text:p text:style-name="Standard"><text:soft-page-break/>"radio-communication" means the emitting or receiving over paths which are not provided by any material substance constructed or arranged for that purpose, of electro-magnetic energy of a frequency not exceeding three million megahertz being energy which either</text:p>
              <text:p text:style-name="Standard"/>
              <text:list xml:id="list175971547" text:style-name="L3">
                <text:list-item>
                  <text:p text:style-name="P6">is capable of being transmitted through a telecommunication system; or</text:p>
                </text:list-item>
                <text:list-item>
                  <text:p text:style-name="P6">is used in connection with the determination of position, bearing or distance, or for the gaining of information as to the presence, absence or, motion of any object or objects of any class;</text:p>
                  <text:p text:style-name="P6"/>
                </text:list-item>
              </text:list>
              <text:p text:style-name="Standard">"satellite broadcasting service" means a service in which signals transmitted from aboard a space station are intended for direct reception by the general public;</text:p>
              <text:p text:style-name="Standard"/>
              <text:p text:style-name="Standard">"secure electronic signature" means an electronic signature which meets the following requirements:</text:p>
              <text:p text:style-name="Standard"/>
              <text:list xml:id="list2124806311" text:style-name="L4">
                <text:list-item>
                  <text:p text:style-name="P7">it is uniquely linked to the signatory;</text:p>
                  <text:p text:style-name="P7"/>
                </text:list-item>
                <text:list-item>
                  <text:p text:style-name="P7">it is capable of identifying the signatory;</text:p>
                  <text:p text:style-name="P7"/>
                </text:list-item>
                <text:list-item>
                  <text:p text:style-name="P7">it is created using means that the signatory can maintain under his sole control; and</text:p>
                  <text:p text:style-name="P7"/>
                </text:list-item>
                <text:list-item>
                  <text:p text:style-name="P7">it is linked to the data to which it relates in such a manner that any subsequent change the data is detectable.</text:p>
                </text:list-item>
              </text:list>
              <text:p text:style-name="Standard"/>
              <text:p text:style-name="Standard">"sound broadcasting service" means a broadcasting service destined for direct reception by the general public with the help of sound radio receiving apparatus;</text:p>
              <text:p text:style-name="Standard"/>
              <text:p text:style-name="Standard"><text:s/>"telecommunication apparatus" means apparatus constructed or adapted for use in transmitting anything which is transmissible by a telecommunication system, or in conveying anything which is transmitted through such a system;</text:p>
              <text:p text:style-name="Standard"/>
              <text:p text:style-name="Standard">"telecommunication line" means any wire, cable, tube, pipe or other similar thing which is designed or adapted for use in connection with the operation of a telecommunication system or a radio-communication apparatus with any casing, coating, tube or pipe enclosing the same and any appliances and apparatus connected therewith for the same; and includes any structure, post or other thing in, by or from which any telecommunication and radio-communication apparatus is or may be installed, supported, carried or suspended;</text:p>
              <text:p text:style-name="Standard"/>
              <text:p text:style-name="Standard">"telecommunication officer" means any person employed either permanently or temporarily by a telecommunication operator in connection with a telecommunication system licensed under section 73;</text:p>
              <text:p text:style-name="Standard"/>
              <text:p text:style-name="Standard">"telecommunication operator" means a telecommunication operator licensed under section 73;</text:p>
              <text:p text:style-name="Standard"/>
              <text:p text:style-name="Standard">"telecommunication service" means any of the following-</text:p>
              <text:p text:style-name="Standard"/>
              <text:list xml:id="list1509956767" text:style-name="L5">
                <text:list-item>
                  <text:p text:style-name="P8">a service consisting of the conveyance by means of a telecommunication system of anything falling within sub-paragraphs (i) to (v) in the definition of "telecommunication system";</text:p>
                  <text:p text:style-name="P8"/>
                </text:list-item>
                <text:list-item>
                  <text:p text:style-name="P8"><text:soft-page-break/>a service consisting of the installation, maintenance, adjustment, repair, alteration, moving, removal or replacement of apparatus which is or is to be connected to a telecommunication system; or</text:p>
                  <text:p text:style-name="P8"/>
                </text:list-item>
                <text:list-item>
                  <text:p text:style-name="P8">a directory information service, being a service consisting of the provision by means of a telecommunication system of directory information for the purposes of facilitating the use of a service falling within sub paragraph (i) above and provided by means of that system;</text:p>
                </text:list-item>
              </text:list>
              <text:p text:style-name="Standard"/>
              <text:p text:style-name="Standard">"telecommunication, system" means a system for the conveyance, through the agency of electric, magnetic, electro-magnetic, electro-chemical or electro-mechanical energy, of -</text:p>
              <text:p text:style-name="Standard"/>
              <text:list xml:id="list1263594861" text:style-name="L6">
                <text:list-item>
                  <text:p text:style-name="P9">speech, music and other sounds;</text:p>
                </text:list-item>
                <text:list-item>
                  <text:p text:style-name="P9">visual images;</text:p>
                </text:list-item>
                <text:list-item>
                  <text:p text:style-name="P9">data</text:p>
                </text:list-item>
                <text:list-item>
                  <text:p text:style-name="P9">signals serving for the impartation (whether as between persons and persons, things and things or persons and things) of any matter otherwise than in the form of sound, visual images or data; or</text:p>
                </text:list-item>
                <text:list-item>
                  <text:p text:style-name="P9">signals serving for the activation or control of machinery or apparatus and includes any cable for the distribution of anything falling within (i) to (iv) above;</text:p>
                </text:list-item>
              </text:list>
              <text:p text:style-name="Standard"/>
              <text:p text:style-name="Standard">"television broadcasting service" means a broadcasting service consisting of sending of visual images or other visible signals whether with or without accompanying sounds, where visual images are such that sequences of them are seen as moving pictures;</text:p>
              <text:p text:style-name="Standard"/>
              <text:p text:style-name="Standard">"television" means the transmission or reproduction by radio-communication, satellite, cable or other electromagnetic system, of images of objects in movement or at rest;</text:p>
              <text:p text:style-name="Standard"/>
              <text:p text:style-name="Standard">"terrestrial broadcasting service" means a service that is broadcast from the transmitter situated upon the earth's surface.</text:p>
              <text:p text:style-name="Standard"/>
              <text:p text:style-name="Standard">"Tribunal" means the Appeals Tribunal set up under section 158 of this Act;</text:p>
              <text:p text:style-name="Standard"/>
              <text:p text:style-name="Standard">"vessel" includes any ship, boat, air-cushioned vehicle or floating rig or platform used in navigation.</text:p>
              <text:p text:style-name="Standard"/>
            </text:section>
            <text:p text:style-name="Standard"/>
            <text:section text:style-name="Sect9" text:name="subchapter2">
              <text:section text:style-name="Sect11" text:name="num_f6359493-e01e-11dd-88fd-030925606c6d">
                <text:p text:style-name="heading_5f_subchapter">&lt;<text:reference-mark-start text:name="nrf_f6359493-e01e-11dd-88fd-030925606c6d"/>II.<text:reference-mark-end text:name="nrf_f6359493-e01e-11dd-88fd-030925606c6d"/>&gt; </text:p>
              </text:section>
              <text:p text:style-name="Standard">For the purpose of this Act, a telecommunication system is operated by the person who controls and manages it by himself or through servants or agents.</text:p>
            </text:section>
            <text:p text:style-name="Standard"/>
            <text:section text:style-name="Sect9" text:name="subchapter3">
              <text:section text:style-name="Sect12" text:name="num_fb22df34-e01e-11dd-88fd-030925606c6d">
                <text:p text:style-name="heading_5f_subchapter">&lt;<text:reference-mark-start text:name="nrf_fb22df34-e01e-11dd-88fd-030925606c6d"/>III.<text:reference-mark-end text:name="nrf_fb22df34-e01e-11dd-88fd-030925606c6d"/>&gt; </text:p>
              </text:section>
              <text:p text:style-name="Standard">In this Act-</text:p>
              <text:p text:style-name="Standard"><text:s/></text:p>
              <text:p text:style-name="Standard">(a) a postal article shall be deemed to have been delivered -</text:p>
              <text:p text:style-name="Standard"/>
              <text:list xml:id="list620488566" text:style-name="L7">
                <text:list-item>
                  <text:p text:style-name="P10">to the addressee, if it is delivered into the private letter box of the addressee, leaving it at <text:soft-page-break/>the house, or office of the addressee as set out thereon, or with his employee or agent or other persons authorised to receive it and, where the addressee is a guest or is resident at a hotel, hostel or lodgings, it is left with the proprietor or manager thereof or with his agent; or</text:p>
                  <text:p text:style-name="P12"/>
                </text:list-item>
                <text:list-item>
                  <text:p text:style-name="P10">to a postal services operator licensed under section 99, if it is deposited into a posting box or handed over to an employee or agent of a postal services operator authorised to receive it;</text:p>
                </text:list-item>
              </text:list>
              <text:p text:style-name="Standard"/>
              <text:p text:style-name="Standard">(b) a postal article shall be deemed to be in the course of transmission by post from the time of its being delivered to the public postal licensee until the time of its being delivered to the addressee, or it is returned to the sender or otherwise disposed of under the provisions of this Act.</text:p>
              <text:p text:style-name="Standard">(c)Save as otherwise agreed to between the originator and the addressee, the dispatch of an electronic record occurs when it enters a computer resource outside the control of the originator.</text:p>
              <text:p text:style-name="Standard"/>
              <text:p text:style-name="Standard">(d) Save as otherwise agreed between the originator and the addressee, the time of receipt of an electronic record shall be determined as follows:-</text:p>
              <text:p text:style-name="Standard"/>
              <text:p text:style-name="Standard">(e) if the addressee has designated computer resource for the purpose of receiving electronic record:</text:p>
              <text:p text:style-name="Standard"/>
              <text:list xml:id="list48887766" text:style-name="L8">
                <text:list-item>
                  <text:p text:style-name="P11">receipt occurs at the time when the electronic record enters the designated computer resource; or</text:p>
                  <text:p text:style-name="P11"/>
                </text:list-item>
                <text:list-item>
                  <text:p text:style-name="P11">if the electronic record is sent to a computer resource of the addressee that is not the designated computer resource, receipt occurs at the time when the electronic record is retrieved by the addressee;</text:p>
                </text:list-item>
              </text:list>
            </text:section>
          </text:section>
          <text:p text:style-name="Standard"/>
          <text:p text:style-name="Standard"/>
          <text:p text:style-name="Standard"/>
        </text:section>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heading_5f_article" style:display-name="heading_article" style:family="paragraph" style:parent-style-name="Heading_20_1" style:next-style-name="Text_20_body" style:default-outline-level="1">
      <style:text-properties fo:font-size="110%"/>
    </style:style>
    <style:style style:name="heading_5f_clause" style:display-name="heading_clause" style:family="paragraph" style:parent-style-name="Heading_20_1" style:next-style-name="Text_20_body" style:default-outline-level="2">
      <style:text-properties fo:font-size="105%"/>
    </style:style>
    <style:style style:name="heading_5f_section" style:display-name="heading_section" style:family="paragraph" style:parent-style-name="Heading_20_1" style:next-style-name="Standard" style:default-outline-level="4">
      <style:text-properties fo:font-size="80%"/>
    </style:style>
    <style:style style:name="heading_5f_chapter" style:display-name="heading_chapter" style:family="paragraph" style:parent-style-name="Heading_20_1" style:next-style-name="Standard">
      <style:text-properties fo:font-size="90%"/>
    </style:style>
    <style:style style:name="heading_5f_subchapter" style:display-name="heading_subchapter" style:family="paragraph" style:parent-style-name="Heading_20_1" style:next-style-name="Standard" style:auto-update="true">
      <style:text-properties fo:font-size="85%"/>
    </style:style>
    <style:style style:name="heading_5f_subsection" style:display-name="heading_subsection" style:family="paragraph" style:parent-style-name="Heading_20_1" style:next-style-name="Standard" style:auto-update="true">
      <style:text-properties fo:font-size="75%"/>
    </style:style>
    <style:style style:name="heading_5f_para" style:display-name="heading_para" style:family="paragraph" style:parent-style-name="Heading_20_1" style:next-style-name="Standard">
      <style:text-properties fo:font-size="75%"/>
    </style:style>
    <style:style style:name="heading_5f_subpara" style:display-name="heading_subpara" style:family="paragraph" style:parent-style-name="Heading_20_1" style:next-style-name="Standard" style:auto-update="true">
      <style:text-properties fo:font-size="70%"/>
    </style:style>
    <style:style style:name="heading_5f_general" style:display-name="heading_general" style:family="paragraph" style:parent-style-name="Heading_20_1" style:class="text"/>
    <style:style style:name="heading_5f_part" style:display-name="heading_part" style:family="paragraph" style:parent-style-name="Standard" style:next-style-name="Text_20_body">
      <style:text-properties fo:font-size="14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316z3" style:family="text">
      <style:text-properties fo:font-size="11pt" style:font-size-asian="11pt" style:font-name-complex="Times New Roman"/>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06" text:consecutive-numbering="true">
      <text:list-level-style-number text:level="1" style:num-prefix="(" style:num-suffix=")" style:num-format="i">
        <style:list-level-properties text:space-before="0.25in" text:min-label-width="0.364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5" text:consecutive-numbering="true">
      <text:list-level-style-number text:level="1" style:num-prefix="(" style:num-suffix=")" style:num-format="a" style:num-letter-sync="true">
        <style:list-level-properties text:space-before="0.25in" text:min-label-width="0.3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3">
      <text:list-level-style-number text:level="1" style:num-prefix="(" style:num-suffix=")" style:num-format="i">
        <style:list-level-properties text:space-before="0.25in" text:min-label-width="0.5in"/>
      </text:list-level-style-number>
      <text:list-level-style-number text:level="2" style:num-prefix="("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prefix="("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6"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text:start-value="4">
        <style:list-level-properties text:space-before="0.75in" text:min-label-width="0.25in"/>
      </text:list-level-style-number>
      <text:list-level-style-number text:level="3" style:num-format="1" text:start-value="12">
        <style:list-level-properties text:space-before="1.3752in" text:min-label-width="0.25in"/>
      </text:list-level-style-number>
      <text:list-level-style-number text:level="4" text:style-name="WW8Num316z3" style:num-suffix="." style:num-format="1" text:start-value="5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prefix="(" style:num-suffix=")" style:num-format="i">
        <style:list-level-properties text:space-before="0.25in" text:min-label-width="0.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1-10T11:47:57</meta:creation-date>
    <meta:editing-cycles>39</meta:editing-cycles>
    <meta:editing-duration>PT33H33M39S</meta:editing-duration>
    <meta:initial-creator>ashok hariharan</meta:initial-creator>
    <dc:date>2009-01-19T13:48:28</dc:date>
    <dc:creator>ashok hariharan</dc:creator>
    <meta:document-statistic meta:table-count="0" meta:image-count="0" meta:object-count="0" meta:page-count="8" meta:paragraph-count="121" meta:word-count="2714" meta:character-count="17746"/>
    <meta:user-defined meta:name="BungeniBillNo">2006/8</meta:user-defined>
    <meta:user-defined meta:name="BungeniBillOfficialDate">2009-01-09</meta:user-defined>
    <meta:user-defined meta:name="BungeniBillOfficialTime"/>
    <meta:user-defined meta:name="BungeniCountryCode">ken</meta:user-defined>
    <meta:user-defined meta:name="BungeniDateOfAssent">2006-12-10</meta:user-defined>
    <meta:user-defined meta:name="BungeniDateOfCommencement">2006-12-19</meta:user-defined>
    <meta:user-defined meta:name="BungeniDocAuthor">user.Ashok</meta:user-defined>
    <meta:user-defined meta:name="BungeniDocPart">main</meta:user-defined>
    <meta:user-defined meta:name="BungeniDocType">bill</meta:user-defined>
    <meta:user-defined meta:name="BungeniExpAuthor">user.Ashok</meta:user-defined>
    <meta:user-defined meta:name="BungeniExpAuthorURI">ken.user.ashok.hariharan.1976-02-12</meta:user-defined>
    <meta:user-defined meta:name="BungeniExpDate">2009-01-10</meta:user-defined>
    <meta:user-defined meta:name="BungeniExpDateName"/>
    <meta:user-defined meta:name="BungeniExpURI">/ken/bill/2009-01-10/8/ict_bill/eng</meta:user-defined>
    <meta:user-defined meta:name="BungeniLanguageCode">eng</meta:user-defined>
    <meta:user-defined meta:name="BungeniManAuthor">user.Ashok</meta:user-defined>
    <meta:user-defined meta:name="BungeniManAuthorURI">ken.user.ashok.hariharan.1976-02-12</meta:user-defined>
    <meta:user-defined meta:name="BungeniManDate">2009-01-11</meta:user-defined>
    <meta:user-defined meta:name="BungeniManDateName"/>
    <meta:user-defined meta:name="BungeniManURI">/ken/bill/2009-01-10/8/ict_bill/eng/main.odt</meta:user-defined>
    <meta:user-defined meta:name="BungeniOfficialDate">2006-12-01</meta:user-defined>
    <meta:user-defined meta:name="BungeniOfficialTime">12:00</meta:user-defined>
    <meta:user-defined meta:name="BungeniParliamentID">2</meta:user-defined>
    <meta:user-defined meta:name="BungeniParliamentSession">3</meta:user-defined>
    <meta:user-defined meta:name="BungeniParliamentSitting">5</meta:user-defined>
    <meta:user-defined meta:name="BungeniPublicationDate">2006-12-10</meta:user-defined>
    <meta:user-defined meta:name="BungeniPublicationName">bill</meta:user-defined>
    <meta:user-defined meta:name="BungeniPublicationNameFull">bill</meta:user-defined>
    <meta:user-defined meta:name="BungeniWorkAuthor">user.Ashok</meta:user-defined>
    <meta:user-defined meta:name="BungeniWorkAuthorURI">ken.user.ashok.hariharan.1976-02-12</meta:user-defined>
    <meta:user-defined meta:name="BungeniWorkDate">2009-01-10</meta:user-defined>
    <meta:user-defined meta:name="BungeniWorkDateName"/>
    <meta:user-defined meta:name="BungeniWorkURI">/ken/bill/2009-01-10/8/ict_bill</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99ed6c91-e01d-11dd-bc10-01a277088790">PART - PRELIMINARY</meta:user-defined>
    <meta:user-defined meta:name="rf:hdrf_a1cef0f2-e01d-11dd-bc10-01a277088790"> Short title and commencement</meta:user-defined>
    <meta:user-defined meta:name="rf:hdrf_ad7349b3-e01d-11dd-bc10-01a277088790">Interpretation</meta:user-defined>
    <meta:user-defined meta:name="rf:hdrf_e99f88d2-e01e-11dd-88fd-030925606c6d">(1)</meta:user-defined>
    <meta:user-defined meta:name="rf:hdrf_f6359493-e01e-11dd-88fd-030925606c6d">(2)</meta:user-defined>
    <meta:user-defined meta:name="rf:hdrf_fb22df34-e01e-11dd-88fd-030925606c6d">(3)</meta:user-defined>
    <meta:user-defined meta:name="rf:nrf_99ed6c91-e01d-11dd-bc10-01a277088790">A -</meta:user-defined>
    <meta:user-defined meta:name="rf:nrf_a1cef0f2-e01d-11dd-bc10-01a277088790">I</meta:user-defined>
    <meta:user-defined meta:name="rf:nrf_ad7349b3-e01d-11dd-bc10-01a277088790">II</meta:user-defined>
    <meta:user-defined meta:name="rf:nrf_e99f88d2-e01e-11dd-88fd-030925606c6d">I.</meta:user-defined>
    <meta:user-defined meta:name="rf:nrf_f6359493-e01e-11dd-88fd-030925606c6d">II.</meta:user-defined>
    <meta:user-defined meta:name="rf:nrf_fb22df34-e01e-11dd-88fd-030925606c6d">III.</meta:user-defined>
  </office:meta>
</office:document-meta>
</file>